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ourier" svg:font-family="Courier" style:font-family-generic="modern" style:font-pitch="fixed"/>
    <style:font-face style:name="Courier1" svg:font-family="Courier" style:font-adornments="Regularna" style:font-family-generic="modern" style:font-pitch="fixed"/>
    <style:font-face style:name="Liberation Serif1" svg:font-family="'Liberation Serif'" style:font-adornments="Pogrubiona" style:font-pitch="variable"/>
    <style:font-face style:name="Open Sans" svg:font-family="'Open Sans'" style:font-pitch="variable"/>
    <style:font-face style:name="Open Sans1" svg:font-family="'Open Sans'" style:font-adornments="Kursyw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1.A" style:family="table-column">
      <style:table-column-properties style:column-width="4.251cm" style:rel-column-width="16383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6600" style:text-outline="false" style:text-line-through-style="solid" style:text-line-through-type="single" style:font-name="Courier" fo:font-size="18pt" fo:font-style="normal" fo:text-shadow="1pt 1pt" style:text-underline-style="none" fo:font-weight="normal" style:font-name-asian="Courier1" style:font-size-asian="18pt" style:font-style-asian="normal" style:font-weight-asian="normal" style:font-name-complex="Courier1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6600" style:text-outline="false" style:text-line-through-style="solid" style:text-line-through-type="single" style:font-name="Courier" fo:font-size="18pt" fo:font-style="normal" fo:text-shadow="1pt 1pt" style:text-underline-style="none" fo:font-weight="normal" officeooo:rsid="000dac60" officeooo:paragraph-rsid="000dac60" style:font-name-asian="Courier1" style:font-size-asian="18pt" style:font-style-asian="normal" style:font-weight-asian="normal" style:font-name-complex="Courier1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9900ff" style:text-outline="true" style:text-line-through-style="none" style:text-line-through-type="none" style:font-name="Liberation Serif" fo:font-size="12pt" fo:font-style="normal" fo:text-shadow="none" style:text-underline-style="solid" style:text-underline-type="double" style:text-underline-width="auto" style:text-underline-color="font-color" fo:font-weight="bold" style:font-name-asian="Liberation Serif1" style:font-size-asian="12pt" style:font-style-asian="normal" style:font-weight-asian="bold" style:font-name-complex="Liberation Serif1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9900ff" style:text-outline="true" style:text-line-through-style="none" style:text-line-through-type="none" style:font-name="Liberation Serif" fo:font-size="12pt" fo:font-style="normal" fo:text-shadow="none" style:text-underline-style="solid" style:text-underline-type="double" style:text-underline-width="auto" style:text-underline-color="font-color" fo:font-weight="bold" officeooo:rsid="000dac60" officeooo:paragraph-rsid="000dac60" style:font-name-asian="Liberation Serif1" style:font-size-asian="12pt" style:font-style-asian="normal" style:font-weight-asian="bold" style:font-name-complex="Liberation Serif1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style:text-outline="true" style:text-line-through-style="none" style:text-line-through-type="none" style:font-name="Open Sans" fo:font-size="12pt" fo:font-style="italic" fo:text-shadow="1pt 1pt" style:text-underline-style="long-dash" style:text-underline-width="auto" style:text-underline-color="font-color" fo:font-weight="normal" style:font-name-asian="Open Sans1" style:font-size-asian="12pt" style:font-style-asian="italic" style:font-weight-asian="normal" style:font-name-complex="Open Sans1" style:font-size-complex="12pt" style:font-style-complex="italic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true" style:text-line-through-style="none" style:text-line-through-type="none" style:font-name="Open Sans" fo:font-size="12pt" fo:font-style="italic" fo:text-shadow="1pt 1pt" style:text-underline-style="long-dash" style:text-underline-width="auto" style:text-underline-color="font-color" fo:font-weight="normal" officeooo:rsid="000dac60" officeooo:paragraph-rsid="000dac60" style:font-name-asian="Open Sans1" style:font-size-asian="12pt" style:font-style-asian="italic" style:font-weight-asian="normal" style:font-name-complex="Open Sans1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 table:template-name="Test style2">
        <table:table-column table:style-name="Tabela1.A" table:number-columns-repeated="4"/>
        <table:table-row table:style-name="Tabela1.1">
          <table:table-cell table:style-name="Tabela1.A1" office:value-type="string">
            <text:p text:style-name="P2">test</text:p>
          </table:table-cell>
          <table:table-cell table:style-name="Tabela1.A1" office:value-type="string">
            <text:p text:style-name="P4">test</text:p>
          </table:table-cell>
          <table:table-cell table:style-name="Tabela1.A1" office:value-type="string">
            <text:p text:style-name="P6">test</text:p>
          </table:table-cell>
          <table:table-cell table:style-name="Tabela1.D1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ourier" svg:font-family="Courier" style:font-family-generic="modern" style:font-pitch="fixed"/>
    <style:font-face style:name="Courier1" svg:font-family="Courier" style:font-adornments="Regularna" style:font-family-generic="modern" style:font-pitch="fixed"/>
    <style:font-face style:name="Liberation Serif1" svg:font-family="'Liberation Serif'" style:font-adornments="Pogrubiona" style:font-pitch="variable"/>
    <style:font-face style:name="Open Sans" svg:font-family="'Open Sans'" style:font-pitch="variable"/>
    <style:font-face style:name="Open Sans1" svg:font-family="'Open Sans'" style:font-adornments="Kursyw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st_20_style2.1" style:display-name="Test style2.1" style:family="table-cell" style:parent-style-name="Test_20_style2">
      <style:table-cell-properties fo:background-color="#ffffff" fo:border-left="0.06pt solid #000000" fo:border-right="none" fo:border-top="0.06pt solid #000000" fo:border-bottom="0.06pt solid #000000" fo:padding="0.097cm" fo:padding-left="0.097cm" fo:padding-right="0.097cm" fo:padding-top="0.097cm" fo:padding-bottom="0.097cm" style:vertical-align="from-top" style:writing-mode="page"/>
      <style:paragraph-properties fo:text-align="center"/>
      <style:text-properties fo:color="#9900ff" fo:text-shadow="none" style:text-outline="true" style:text-line-through-style="none" style:text-line-through-type="none" style:text-underline-style="solid" style:text-underline-type="double" style:text-underline-width="auto" style:text-underline-color="font-color" fo:font-size="12pt" fo:font-weight="bold" fo:font-style="normal" style:font-name="Liberation Serif" fo:font-family="'Liberation Serif'" style:font-style-name="" style:font-family-generic="roman" style:font-pitch="variable" style:font-size-asian="12pt" style:font-weight-asian="bold" style:font-style-asian="normal" style:font-name-asian="Liberation Serif" style:font-family-asian="'Liberation Serif'" style:font-style-name-asian="Pogrubiona" style:font-pitch-asian="variable" style:font-size-complex="12pt" style:font-weight-complex="bold" style:font-style-complex="normal" style:font-name-complex="Liberation Serif" style:font-family-complex="'Liberation Serif'" style:font-style-name-complex="Pogrubiona" style:font-pitch-complex="variable"/>
    </style:style>
    <style:style style:name="Test_20_style2.2" style:display-name="Test style2.2" style:family="table-cell" style:parent-style-name="Test_20_style2">
      <style:table-cell-properties fo:background-color="#ffffff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000000" fo:text-shadow="none" style:text-outline="false" style:text-line-through-style="none" style:text-line-through-type="none" style:text-underline-style="none" style:text-underline-color="font-color" fo:font-size="12pt" fo:font-weight="normal" fo:font-style="normal" style:font-name="Liberation Serif" fo:font-family="'Liberation Serif'" style:font-style-name="" style:font-family-generic="roman" style:font-pitch="variable" style:font-size-asian="12pt" style:font-weight-asian="normal" style:font-style-asian="normal" style:font-name-asian="Droid Sans Fallback" style:font-family-asian="'Droid Sans Fallback'" style:font-style-name-asian="" style:font-family-generic-asian="system" style:font-pitch-asian="variable" style:font-size-complex="12pt" style:font-weight-complex="normal" style:font-style-complex="normal" style:font-name-complex="Droid Sans Devanagari" style:font-family-complex="'Droid Sans Devanagari'" style:font-style-name-complex="" style:font-family-generic-complex="system" style:font-pitch-complex="variable"/>
    </style:style>
    <style:style style:name="Test_20_style2.3" style:display-name="Test style2.3" style:family="table-cell" style:parent-style-name="Test_20_style2">
      <style:table-cell-properties fo:background-color="#ffffff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000000" fo:text-shadow="none" style:text-outline="false" style:text-line-through-style="none" style:text-line-through-type="none" style:text-underline-style="none" style:text-underline-color="font-color" fo:font-size="12pt" fo:font-weight="normal" fo:font-style="normal" style:font-name="Liberation Serif" fo:font-family="'Liberation Serif'" style:font-style-name="" style:font-family-generic="roman" style:font-pitch="variable" style:font-size-asian="12pt" style:font-weight-asian="normal" style:font-style-asian="normal" style:font-name-asian="Droid Sans Fallback" style:font-family-asian="'Droid Sans Fallback'" style:font-style-name-asian="" style:font-family-generic-asian="system" style:font-pitch-asian="variable" style:font-size-complex="12pt" style:font-weight-complex="normal" style:font-style-complex="normal" style:font-name-complex="Droid Sans Devanagari" style:font-family-complex="'Droid Sans Devanagari'" style:font-style-name-complex="" style:font-family-generic-complex="system" style:font-pitch-complex="variable"/>
    </style:style>
    <style:style style:name="Test_20_style2.4" style:display-name="Test style2.4" style:family="table-cell" style:parent-style-name="Test_20_style2">
      <style:table-cell-properties fo:background-color="#ffffff" fo:border-left="0.06pt solid #000000" fo:border-right="0.06pt solid #000000" fo:border-top="none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000000" fo:text-shadow="none" style:text-outline="false" style:text-line-through-style="none" style:text-line-through-type="none" style:text-underline-style="none" style:text-underline-color="font-color" fo:font-size="12pt" fo:font-weight="normal" fo:font-style="normal" style:font-name="Liberation Serif" fo:font-family="'Liberation Serif'" style:font-style-name="" style:font-family-generic="roman" style:font-pitch="variable" style:font-size-asian="12pt" style:font-weight-asian="normal" style:font-style-asian="normal" style:font-name-asian="Droid Sans Fallback" style:font-family-asian="'Droid Sans Fallback'" style:font-style-name-asian="" style:font-family-generic-asian="system" style:font-pitch-asian="variable" style:font-size-complex="12pt" style:font-weight-complex="normal" style:font-style-complex="normal" style:font-name-complex="Droid Sans Devanagari" style:font-family-complex="'Droid Sans Devanagari'" style:font-style-name-complex="" style:font-family-generic-complex="system" style:font-pitch-complex="variable"/>
    </style:style>
    <style:style style:name="Test_20_style2.5" style:display-name="Test style2.5" style:family="table-cell" style:parent-style-name="Test_20_style2">
      <style:table-cell-properties fo:background-color="#ffffff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000000" fo:text-shadow="none" style:text-outline="false" style:text-line-through-style="none" style:text-line-through-type="none" style:text-underline-style="none" style:text-underline-color="font-color" fo:font-size="12pt" fo:font-weight="normal" fo:font-style="normal" style:font-name="Liberation Serif" fo:font-family="'Liberation Serif'" style:font-style-name="" style:font-family-generic="roman" style:font-pitch="variable" style:font-size-asian="12pt" style:font-weight-asian="normal" style:font-style-asian="normal" style:font-name-asian="Droid Sans Fallback" style:font-family-asian="'Droid Sans Fallback'" style:font-style-name-asian="" style:font-family-generic-asian="system" style:font-pitch-asian="variable" style:font-size-complex="12pt" style:font-weight-complex="normal" style:font-style-complex="normal" style:font-name-complex="Droid Sans Devanagari" style:font-family-complex="'Droid Sans Devanagari'" style:font-style-name-complex="" style:font-family-generic-complex="system" style:font-pitch-complex="variable"/>
    </style:style>
    <style:style style:name="Test_20_style2.6" style:display-name="Test style2.6" style:family="table-cell" style:parent-style-name="Test_20_style2">
      <style:table-cell-properties fo:background-color="#ffffff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000000" fo:text-shadow="none" style:text-outline="false" style:text-line-through-style="none" style:text-line-through-type="none" style:text-underline-style="none" style:text-underline-color="font-color" fo:font-size="12pt" fo:font-weight="normal" fo:font-style="normal" style:font-name="Liberation Serif" fo:font-family="'Liberation Serif'" style:font-style-name="" style:font-family-generic="roman" style:font-pitch="variable" style:font-size-asian="12pt" style:font-weight-asian="normal" style:font-style-asian="normal" style:font-name-asian="Droid Sans Fallback" style:font-family-asian="'Droid Sans Fallback'" style:font-style-name-asian="" style:font-family-generic-asian="system" style:font-pitch-asian="variable" style:font-size-complex="12pt" style:font-weight-complex="normal" style:font-style-complex="normal" style:font-name-complex="Droid Sans Devanagari" style:font-family-complex="'Droid Sans Devanagari'" style:font-style-name-complex="" style:font-family-generic-complex="system" style:font-pitch-complex="variable"/>
    </style:style>
    <style:style style:name="Test_20_style2.7" style:display-name="Test style2.7" style:family="table-cell" style:parent-style-name="Test_20_style2">
      <style:table-cell-properties fo:background-color="#ffffff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000000" fo:text-shadow="none" style:text-outline="false" style:text-line-through-style="none" style:text-line-through-type="none" style:text-underline-style="none" style:text-underline-color="font-color" fo:font-size="12pt" fo:font-weight="normal" fo:font-style="normal" style:font-name="Liberation Serif" fo:font-family="'Liberation Serif'" style:font-style-name="" style:font-family-generic="roman" style:font-pitch="variable" style:font-size-asian="12pt" style:font-weight-asian="normal" style:font-style-asian="normal" style:font-name-asian="Droid Sans Fallback" style:font-family-asian="'Droid Sans Fallback'" style:font-style-name-asian="" style:font-family-generic-asian="system" style:font-pitch-asian="variable" style:font-size-complex="12pt" style:font-weight-complex="normal" style:font-style-complex="normal" style:font-name-complex="Droid Sans Devanagari" style:font-family-complex="'Droid Sans Devanagari'" style:font-style-name-complex="" style:font-family-generic-complex="system" style:font-pitch-complex="variable"/>
    </style:style>
    <style:style style:name="Test_20_style2.8" style:display-name="Test style2.8" style:family="table-cell" style:parent-style-name="Test_20_style2">
      <style:table-cell-properties fo:background-color="#ffffff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000000" fo:text-shadow="none" style:text-outline="false" style:text-line-through-style="none" style:text-line-through-type="none" style:text-underline-style="none" style:text-underline-color="font-color" fo:font-size="12pt" fo:font-weight="normal" fo:font-style="normal" style:font-name="Liberation Serif" fo:font-family="'Liberation Serif'" style:font-style-name="" style:font-family-generic="roman" style:font-pitch="variable" style:font-size-asian="12pt" style:font-weight-asian="normal" style:font-style-asian="normal" style:font-name-asian="Droid Sans Fallback" style:font-family-asian="'Droid Sans Fallback'" style:font-style-name-asian="" style:font-family-generic-asian="system" style:font-pitch-asian="variable" style:font-size-complex="12pt" style:font-weight-complex="normal" style:font-style-complex="normal" style:font-name-complex="Droid Sans Devanagari" style:font-family-complex="'Droid Sans Devanagari'" style:font-style-name-complex="" style:font-family-generic-complex="system" style:font-pitch-complex="variable"/>
    </style:style>
    <style:style style:name="Test_20_style2.9" style:display-name="Test style2.9" style:family="table-cell" style:parent-style-name="Test_20_style2">
      <style:table-cell-properties fo:background-color="#ffffff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000000" fo:text-shadow="none" style:text-outline="false" style:text-line-through-style="none" style:text-line-through-type="none" style:text-underline-style="none" style:text-underline-color="font-color" fo:font-size="12pt" fo:font-weight="normal" fo:font-style="normal" style:font-name="Liberation Serif" fo:font-family="'Liberation Serif'" style:font-style-name="" style:font-family-generic="roman" style:font-pitch="variable" style:font-size-asian="12pt" style:font-weight-asian="normal" style:font-style-asian="normal" style:font-name-asian="Droid Sans Fallback" style:font-family-asian="'Droid Sans Fallback'" style:font-style-name-asian="" style:font-family-generic-asian="system" style:font-pitch-asian="variable" style:font-size-complex="12pt" style:font-weight-complex="normal" style:font-style-complex="normal" style:font-name-complex="Droid Sans Devanagari" style:font-family-complex="'Droid Sans Devanagari'" style:font-style-name-complex="" style:font-family-generic-complex="system" style:font-pitch-complex="variable"/>
    </style:style>
    <style:style style:name="Test_20_style2.10" style:display-name="Test style2.10" style:family="table-cell" style:parent-style-name="Test_20_style2">
      <style:table-cell-properties fo:background-color="#ffffff" fo:border-left="0.06pt solid #000000" fo:border-right="0.06pt solid #000000" fo:border-top="none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000000" fo:text-shadow="none" style:text-outline="false" style:text-line-through-style="none" style:text-line-through-type="none" style:text-underline-style="none" style:text-underline-color="font-color" fo:font-size="12pt" fo:font-weight="normal" fo:font-style="normal" style:font-name="Liberation Serif" fo:font-family="'Liberation Serif'" style:font-style-name="" style:font-family-generic="roman" style:font-pitch="variable" style:font-size-asian="12pt" style:font-weight-asian="normal" style:font-style-asian="normal" style:font-name-asian="Droid Sans Fallback" style:font-family-asian="'Droid Sans Fallback'" style:font-style-name-asian="" style:font-family-generic-asian="system" style:font-pitch-asian="variable" style:font-size-complex="12pt" style:font-weight-complex="normal" style:font-style-complex="normal" style:font-name-complex="Droid Sans Devanagari" style:font-family-complex="'Droid Sans Devanagari'" style:font-style-name-complex="" style:font-family-generic-complex="system" style:font-pitch-complex="variable"/>
    </style:style>
    <style:style style:name="Test_20_style2.11" style:display-name="Test style2.11" style:family="table-cell" style:parent-style-name="Test_20_style2">
      <style:table-cell-properties fo:background-color="#ffffff" fo:border-left="0.06pt solid #000000" fo:border-right="none" fo:border-top="0.06pt solid #000000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ff6600" fo:text-shadow="1pt 1pt" style:text-outline="false" style:text-line-through-style="solid" style:text-line-through-type="single" style:text-underline-style="none" style:text-underline-color="font-color" fo:font-size="18pt" fo:font-weight="normal" fo:font-style="normal" style:font-name="Courier" fo:font-family="Courier" style:font-style-name="" style:font-family-generic="modern" style:font-pitch="fixed" style:font-size-asian="18pt" style:font-weight-asian="normal" style:font-style-asian="normal" style:font-name-asian="Courier" style:font-family-asian="Courier" style:font-style-name-asian="Regularna" style:font-family-generic-asian="modern" style:font-pitch-asian="fixed" style:font-size-complex="18pt" style:font-weight-complex="normal" style:font-style-complex="normal" style:font-name-complex="Courier" style:font-family-complex="Courier" style:font-style-name-complex="Regularna" style:font-family-generic-complex="modern" style:font-pitch-complex="fixed"/>
    </style:style>
    <style:style style:name="Test_20_style2.12" style:display-name="Test style2.12" style:family="table-cell" style:parent-style-name="Test_20_style2">
      <style:table-cell-properties fo:background-color="#ffffff" fo:border-left="0.06pt solid #000000" fo:border-right="0.06pt solid #000000" fo:border-top="0.06pt solid #000000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000000" fo:text-shadow="none" style:text-outline="false" style:text-line-through-style="none" style:text-line-through-type="none" style:text-underline-style="none" style:text-underline-color="font-color" fo:font-size="12pt" fo:font-weight="normal" fo:font-style="normal" style:font-name="Liberation Serif" fo:font-family="'Liberation Serif'" style:font-style-name="" style:font-family-generic="roman" style:font-pitch="variable" style:font-size-asian="12pt" style:font-weight-asian="normal" style:font-style-asian="normal" style:font-name-asian="Droid Sans Fallback" style:font-family-asian="'Droid Sans Fallback'" style:font-style-name-asian="" style:font-family-generic-asian="system" style:font-pitch-asian="variable" style:font-size-complex="12pt" style:font-weight-complex="normal" style:font-style-complex="normal" style:font-name-complex="Droid Sans Devanagari" style:font-family-complex="'Droid Sans Devanagari'" style:font-style-name-complex="" style:font-family-generic-complex="system" style:font-pitch-complex="variable"/>
    </style:style>
    <style:style style:name="Test_20_style2.13" style:display-name="Test style2.13" style:family="table-cell" style:parent-style-name="Test_20_style2">
      <style:table-cell-properties fo:background-color="#ffffff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000000" fo:text-shadow="none" style:text-outline="false" style:text-line-through-style="none" style:text-line-through-type="none" style:text-underline-style="none" style:text-underline-color="font-color" fo:font-size="12pt" fo:font-weight="normal" fo:font-style="normal" style:font-name="Liberation Serif" fo:font-family="'Liberation Serif'" style:font-style-name="" style:font-family-generic="roman" style:font-pitch="variable" style:font-size-asian="12pt" style:font-weight-asian="normal" style:font-style-asian="normal" style:font-name-asian="Droid Sans Fallback" style:font-family-asian="'Droid Sans Fallback'" style:font-style-name-asian="" style:font-family-generic-asian="system" style:font-pitch-asian="variable" style:font-size-complex="12pt" style:font-weight-complex="normal" style:font-style-complex="normal" style:font-name-complex="Droid Sans Devanagari" style:font-family-complex="'Droid Sans Devanagari'" style:font-style-name-complex="" style:font-family-generic-complex="system" style:font-pitch-complex="variable"/>
    </style:style>
    <style:style style:name="Test_20_style2.14" style:display-name="Test style2.14" style:family="table-cell" style:parent-style-name="Test_20_style2">
      <style:table-cell-properties fo:background-color="#ffffff" fo:border-left="0.06pt solid #000000" fo:border-right="0.06pt solid #000000" fo:border-top="none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000000" fo:text-shadow="none" style:text-outline="false" style:text-line-through-style="none" style:text-line-through-type="none" style:text-underline-style="none" style:text-underline-color="font-color" fo:font-size="12pt" fo:font-weight="normal" fo:font-style="normal" style:font-name="Liberation Serif" fo:font-family="'Liberation Serif'" style:font-style-name="" style:font-family-generic="roman" style:font-pitch="variable" style:font-size-asian="12pt" style:font-weight-asian="normal" style:font-style-asian="normal" style:font-name-asian="Droid Sans Fallback" style:font-family-asian="'Droid Sans Fallback'" style:font-style-name-asian="" style:font-family-generic-asian="system" style:font-pitch-asian="variable" style:font-size-complex="12pt" style:font-weight-complex="normal" style:font-style-complex="normal" style:font-name-complex="Droid Sans Devanagari" style:font-family-complex="'Droid Sans Devanagari'" style:font-style-name-complex="" style:font-family-generic-complex="system" style:font-pitch-complex="variable"/>
    </style:style>
    <style:style style:name="Test_20_style2.15" style:display-name="Test style2.15" style:family="table-cell" style:parent-style-name="Test_20_style2">
      <style:table-cell-properties fo:background-color="#ffffff" fo:border-left="0.06pt solid #000000" fo:border-right="none" fo:border-top="0.06pt solid #000000" fo:border-bottom="0.06pt solid #000000" fo:padding="0.097cm" fo:padding-left="0.097cm" fo:padding-right="0.097cm" fo:padding-top="0.097cm" fo:padding-bottom="0.097cm" style:vertical-align="from-top" style:writing-mode="page"/>
      <style:paragraph-properties fo:text-align="end"/>
      <style:text-properties fo:color="#000000" fo:text-shadow="1pt 1pt" style:text-outline="true" style:text-line-through-style="none" style:text-line-through-type="none" style:text-underline-style="long-dash" style:text-underline-width="auto" style:text-underline-color="font-color" fo:font-size="12pt" fo:font-weight="normal" fo:font-style="italic" style:font-name="Open Sans" fo:font-family="'Open Sans'" style:font-style-name="" style:font-pitch="variable" style:font-size-asian="12pt" style:font-weight-asian="normal" style:font-style-asian="italic" style:font-name-asian="Open Sans" style:font-family-asian="'Open Sans'" style:font-style-name-asian="Kursywa" style:font-pitch-asian="variable" style:font-size-complex="12pt" style:font-weight-complex="normal" style:font-style-complex="italic" style:font-name-complex="Open Sans" style:font-family-complex="'Open Sans'" style:font-style-name-complex="Kursywa" style:font-pitch-complex="variable"/>
    </style:style>
    <style:style style:name="Test_20_style2.16" style:display-name="Test style2.16" style:family="table-cell" style:parent-style-name="Test_20_style2">
      <style:table-cell-properties fo:background-color="#ffffff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  <style:paragraph-properties fo:text-align="start"/>
      <style:text-properties fo:color="#000000" fo:text-shadow="none" style:text-outline="false" style:text-line-through-style="none" style:text-line-through-type="none" style:text-underline-style="none" style:text-underline-color="font-color" fo:font-size="12pt" fo:font-weight="normal" fo:font-style="normal" style:font-name="Liberation Serif" fo:font-family="'Liberation Serif'" style:font-style-name="" style:font-family-generic="roman" style:font-pitch="variable" style:font-size-asian="12pt" style:font-weight-asian="normal" style:font-style-asian="normal" style:font-name-asian="Droid Sans Fallback" style:font-family-asian="'Droid Sans Fallback'" style:font-style-name-asian="" style:font-family-generic-asian="system" style:font-pitch-asian="variable" style:font-size-complex="12pt" style:font-weight-complex="normal" style:font-style-complex="normal" style:font-name-complex="Droid Sans Devanagari" style:font-family-complex="'Droid Sans Devanagari'" style:font-style-name-complex="" style:font-family-generic-complex="system" style:font-pitch-complex="variable"/>
    </style:style>
    <table:table-template table:name="Test style2" table:first-row-end-column="row" table:first-row-start-column="row" table:last-row-end-column="row" table:last-row-start-column="row">
      <table:first-row table:style-name="Test_20_style2.1"/>
      <table:last-row table:style-name="Test_20_style2.2"/>
      <table:first-column table:style-name="Test_20_style2.3"/>
      <table:last-column table:style-name="Test_20_style2.4"/>
      <table:body table:style-name="Test_20_style2.9"/>
      <table:even-rows table:style-name="Test_20_style2.5"/>
      <table:odd-rows table:style-name="Test_20_style2.6"/>
      <table:even-columns table:style-name="Test_20_style2.7"/>
      <table:odd-columns table:style-name="Test_20_style2.8"/>
      <table:background table:style-name="Test_20_style2.10"/>
      <loext:first-row-even-column table:style-name="Test_20_style2.15"/>
      <loext:last-row-even-column table:style-name="Test_20_style2.16"/>
      <loext:first-row-end-column table:style-name="Test_20_style2.12"/>
      <loext:first-row-start-column table:style-name="Test_20_style2.11"/>
      <loext:last-row-end-column table:style-name="Test_20_style2.14"/>
      <loext:last-row-start-column table:style-name="Test_20_style2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5:26:01.450753303</meta:creation-date>
    <dc:date>2016-07-11T15:28:18.889044225</dc:date>
    <meta:editing-duration>PT2M19S</meta:editing-duration>
    <meta:editing-cycles>1</meta:editing-cycles>
    <meta:document-statistic meta:table-count="1" meta:image-count="0" meta:object-count="0" meta:page-count="1" meta:paragraph-count="3" meta:word-count="3" meta:character-count="12" meta:non-whitespace-character-count="12"/>
    <meta:generator>LibreOfficeDev/5.3.0.0.alpha0$Linux_X86_64 LibreOffice_project/276299b8d85b824a6ba05e7a6da22bd37a1f17e4</meta:generator>
  </office:meta>
</office:document-meta>
</file>